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914cm" loext:decorative="false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812cm" fo:min-width="1.268cm" loext:decorative="false"/>
      <style:paragraph-properties style:writing-mode="lr-tb"/>
    </style:style>
    <style:style style:name="gr4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0.25cm" fo:min-width="6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cm" loext:decorative="false"/>
      <style:paragraph-properties style:writing-mode="lr-tb"/>
    </style:style>
    <style:style style:name="gr8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13" draw:marker-end-width="0.3cm" draw:fill="none" draw:textarea-vertical-align="middle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cm" svg:height="1cm" svg:x="1.5cm" svg:y="0.5cm">
          <text:p text:style-name="P1"><text:span text:style-name="T1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cm" svg:x="5.5cm" svg:y="0.5cm">
          <text:p text:style-name="P1"><text:span text:style-name="T1">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5cm" svg:y1="1cm" svg:x2="5.5cm" svg:y2="1cm">
          <text:p/>
        </draw:line>
        <draw:custom-shape draw:style-name="gr3" draw:text-style-name="P2" xml:id="id2" draw:id="id2" draw:layer="layout" svg:width="2.5cm" svg:height="1.5cm" svg:x="10.5cm" svg:y="10.5cm">
          <text:p text:style-name="P1"><text:span text:style-name="T1">analyze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2.5cm" svg:height="1.5cm" svg:x="12cm" svg:y="5cm">
          <text:p text:style-name="P1"><text:span text:style-name="T1">audio gra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2.5cm" svg:height="1.5cm" svg:x="12cm" svg:y="8cm">
          <text:p text:style-name="P1"><text:span text:style-name="T1">spl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5cm" svg:height="1.5cm" svg:x="13.5cm" svg:y="10.5cm">
          <text:p text:style-name="P1"><text:span text:style-name="T1">analyze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25cm" svg:y1="9.5cm" svg:x2="11.75cm" svg:y2="10.5cm" draw:start-shape="id1" draw:start-glue-point="8" draw:end-shape="id2" draw:end-glue-point="4" svg:d="M13250 9500l-1500 1000" svg:viewBox="0 0 1501 1001">
          <text:p/>
        </draw:connector>
        <draw:connector draw:style-name="gr5" draw:text-style-name="P3" draw:layer="layout" draw:type="line" svg:x1="13.25cm" svg:y1="9.5cm" svg:x2="14.75cm" svg:y2="10.5cm" draw:start-shape="id1" draw:start-glue-point="8" draw:end-shape="id3" draw:end-glue-point="4" svg:d="M13250 9500l1500 1000" svg:viewBox="0 0 1501 1001">
          <text:p/>
        </draw:connector>
        <draw:custom-shape draw:style-name="gr6" draw:text-style-name="P3" draw:layer="layout" svg:width="6.5cm" svg:height="10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.5cm" svg:height="0.5cm" svg:x="12.5cm" svg:y="7cm">
          <text:p text:style-name="P1"><text:span text:style-name="T1">[nodes]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3.25cm" svg:y1="6.5cm" svg:x2="13.25cm" svg:y2="7cm" draw:start-shape="id4" draw:start-glue-point="8" draw:end-shape="id5" draw:end-glue-point="0" svg:d="M13250 6500v500" svg:viewBox="0 0 1 501">
          <text:p/>
        </draw:connector>
        <draw:connector draw:style-name="gr9" draw:text-style-name="P3" draw:layer="layout" draw:type="line" svg:x1="13.25cm" svg:y1="7.5cm" svg:x2="13.25cm" svg:y2="8cm" draw:start-shape="id5" draw:start-glue-point="2" draw:end-shape="id1" draw:end-glue-point="4" svg:d="M13250 7500v500" svg:viewBox="0 0 1 50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6T11:21:10.328000000</meta:creation-date>
    <dc:date>2024-10-06T12:22:17.545000000</dc:date>
    <meta:editing-duration>PT34M39S</meta:editing-duration>
    <meta:editing-cycles>1</meta:editing-cycles>
    <meta:document-statistic meta:object-count="36"/>
    <meta:generator>LibreOffice/24.2.2.2$Windows_X86_64 LibreOffice_project/d56cc158d8a96260b836f100ef4b4ef25d6f1a01</meta:generator>
  </office:meta>
</office:document-meta>
</file>